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livescore.betradar.com/feed.php?type=language&amp;language=en&amp;id=252">http://www.livescore.betradar.com/feed.php?type=language&amp;language=en&amp;id=252</text:a></text:p>
      <text:p text:style-name="Standard"/>
      <text:p text:style-name="Standard"><text:a xlink:type="simple" xlink:href="http://www.livescore.betradar.com/feed.php?type=cssstyle&amp;id=19&amp;layoutid=29">http://www.livescore.betradar.com/feed.php?type=cssstyle&amp;id=19&amp;layoutid=29</text:a></text:p>
      <text:p text:style-name="Standard"/>
      <text:p text:style-name="Standard"><text:a xlink:type="simple" xlink:href="http://www.livescore.betradar.com/feed.php?type=layout&amp;id=19&amp;layoutid=29">http://www.livescore.betradar.com/feed.php?type=layout&amp;id=19&amp;layoutid=29</text:a></text:p>
      <text:p text:style-name="Standard"/>
      <text:p text:style-name="Standard"><text:a xlink:type="simple" xlink:href="http://www.livescore.betradar.com/feed.php?type=exchangesourcedata&amp;id=252">http://www.livescore.betradar.com/feed.php?type=exchangesourcedata&amp;id=252</text:a></text:p>
      <text:p text:style-name="Standard"/>
      <text:p text:style-name="Standard"><text:a xlink:type="simple" xlink:href="http://www.livescore.betradar.com/feed.php?type=days&amp;from=1252177200000&amp;to=1252285200000&amp;language=en&amp;config=131&amp;bookid=252&amp;mc=0">http://www.livescore.betradar.com/feed.php?type=days&amp;from=1252177200000&amp;to=1252285200000&amp;language=en&amp;config=131&amp;bookid=252&amp;mc=0</text:a></text:p>
      <text:p text:style-name="Standard"/>
      <text:p text:style-name="Standard"/>
      <text:p text:style-name="Standard">Cookie: __utma=157630119.845815891404136000.1232887443.1232887443.1232887443.1; __utma=124735641.1120100038319093200.1246803041.1246803041.1246803041.1; __utmz=124735641.1246803041.1.1.utmcsr=(direct)|utmccn=(direct)|utmcmd=(none)\r\n</text:p>
      <text:p text:style-name="Standard"/>
      <text:p text:style-name="Standard">1&lt;css&gt;&lt;f n="betfair.swf"/&gt;&lt;style paddingBottom="5" paddingLeft="5" paddingTop="5"&gt;ShopTicker&lt;/style&gt;&lt;style color="white" horizontalGap="5" paddingLeft="10" paddingRight="10" verticalAlign="middle"&gt;ShopTickerEventBox&lt;/style&gt;&lt;style color="red"&gt;ShopTickerPlayerOutLabel&lt;/style&gt;&lt;style color="white" horizontalGap="5" paddingLeft="5" paddingRight="5"&gt;ShopTickerScoreBox&lt;/style&gt;&lt;style backgroundColor="black" borderStyle="solid" color="white" cornerRadius="10" paddingLeft="5" paddingRight="5"&gt;ShopTickerTitleBox&lt;/style&gt;&lt;style fontSize="9"&gt;adHeaderText&lt;/style&gt;&lt;style fontSize="24"&gt;ballPossessionText&lt;/style&gt;&lt;style borderColor="#555555"&gt;borderRuler&lt;/style&gt;&lt;style textAlign="center" color="#444444" borderSides="left right top bottom"&gt;buttonConfigControl&lt;/style&gt;&lt;style paddingTop="5"&gt;coaches&lt;/style&gt;&lt;style verticalAlign="middle" textAlign="center"&gt;component&lt;/style&gt;&lt;style textAlign="center"&gt;componentDate&lt;/style&gt;&lt;style horizontalAlign="center"&gt;componentDetailsCenter&lt;/style&gt;&lt;style horizontalAlign="right" textAlign="right"&gt;componentDetailsLeft&lt;/style&gt;&lt;style paddingRight="10"&gt;componentDetailsLeftLineups&lt;/style&gt;&lt;style color="#DD0000"&gt;componentDetailsLineupsSubstitute&lt;/style&gt;&lt;style horizontalAlign="left" textAlign="left"&gt;componentDetailsRight&lt;/style&gt;&lt;style paddingLeft="10"&gt;componentDetailsRightLineups&lt;/style&gt;&lt;style horizontalAlign="center"&gt;componentDisable&lt;/style&gt;&lt;style color="#DD0000"&gt;componentHighlight&lt;/style&gt;&lt;style horizontalAlign="center" horizontalGap="5" verticalAlign="middle"&gt;componentLinks&lt;/style&gt;&lt;style textAlign="center"&gt;componentOddsInside&lt;/style&gt;&lt;style horizontalGap="-10"&gt;componentOverTimeInside&lt;/style&gt;&lt;style textAlign="center"&gt;componentScore&lt;/style&gt;&lt;style horizontalGap="-5"&gt;componentScoreInside&lt;/style&gt;&lt;style fontWeight="bold"&gt;componentScoreInsideCurrent&lt;/style&gt;&lt;style textAlign="center"&gt;componentScoreOdds&lt;/style&gt;&lt;style textAlign="center"&gt;componentStatus&lt;/style&gt;&lt;style paddingRight="5" verticalAlign="middle"&gt;componentTeamsCard&lt;/style&gt;&lt;style textAlign="center"&gt;configControllerItem&lt;/style&gt;&lt;style fontSize="16" fontWeight="bold"&gt;configSportLabel&lt;/style&gt;&lt;style verticalAlign="middle"&gt;configurationCategoryRow&lt;/style&gt;&lt;style paddingLeft="120" verticalAlign="middle"&gt;configurationTournamentRow&lt;/style&gt;&lt;style bottom="60" color="#CCCCCC" fontSize="9" left="40" verticalGap="-6"&gt;detailsLastUpdate&lt;/style&gt;&lt;style borderColor="#444444" borderStyle="solid" paddingBottom="20" paddingLeft="20" paddingTop="20" verticalAlign="top"&gt;eventDetailsBox&lt;/style&gt;&lt;style color="white" fontSize="11" <text:soft-page-break/>paddingTop="-1"&gt;eventDetailsPhrase&lt;/style&gt;&lt;style paddingTop="1"&gt;eventDetailsPlayer1&lt;/style&gt;&lt;style color="#990000"&gt;eventDetailsPlayer1Active&lt;/style&gt;&lt;style paddingTop="-5"&gt;eventDetailsPlayer2&lt;/style&gt;&lt;style color="#009900"&gt;eventDetailsPlayer2Active&lt;/style&gt;&lt;style color="white" fontSize="16" fontWeight="bold"&gt;eventDetailsPlayers&lt;/style&gt;&lt;style color="white" paddingTop="-5"&gt;eventDetailsTeams&lt;/style&gt;&lt;style color="white" fontSize="18" fontWeight="bold"&gt;eventDetailsTime&lt;/style&gt;&lt;style paddingBottom="20"&gt;eventDetailsTop&lt;/style&gt;&lt;style paddingBottom="20" paddingLeft="20" paddingTop="20" verticalAlign="middle"&gt;eventDetailsView&lt;/style&gt;&lt;style color="#f4da01"&gt;eventTeam&lt;/style&gt;&lt;style backgroundColor="white" color="black"&gt;fixturesOverviewActiveDay&lt;/style&gt;&lt;style fontSize="14" fontWeight="bold"&gt;fixturesOverviewDateLabel&lt;/style&gt;&lt;style borderColor="#5d5d5d" borderSides="right" borderStyle="solid" borderThickness="1"&gt;fixturesOverviewDayBox&lt;/style&gt;&lt;style backgroundColor="#b7c3dc" color="#5d5d5d"&gt;fixturesOverviewInactiveDay&lt;/style&gt;&lt;style borderStyle="solid"&gt;globalLivescore&lt;/style&gt;&lt;style paddingRight="5"&gt;hiddenMatchesList&lt;/style&gt;&lt;style color="#111111" fontSize="11" paddingBottom="5" paddingLeft="5" paddingRight="5" paddingTop="5"&gt;hiddenPanel&lt;/style&gt;&lt;style horizontalAlign="right" textAlign="right"&gt;homeTeamVbox&lt;/style&gt;&lt;style color="#ffff77"&gt;infoText&lt;/style&gt;&lt;style backgroundColor="#558531"&gt;leagueTableCL&lt;/style&gt;&lt;style backgroundColor="#78bd45"&gt;leagueTableCLQ&lt;/style&gt;&lt;style backgroundColor="#ccb91d"&gt;leagueTableCSud&lt;/style&gt;&lt;style backgroundColor="#ccb91d"&gt;leagueTableEHF&lt;/style&gt;&lt;style backgroundColor="#558531"&gt;leagueTableFinal&lt;/style&gt;&lt;style backgroundColor="#cac070"&gt;leagueTablePM&lt;/style&gt;&lt;style backgroundColor="#558531"&gt;leagueTablePre&lt;/style&gt;&lt;style backgroundColor="#558531"&gt;leagueTableQual&lt;/style&gt;&lt;style backgroundColor="#78bd45"&gt;leagueTableQualPO&lt;/style&gt;&lt;style backgroundColor="#ccb91d"&gt;leagueTableUEFA&lt;/style&gt;&lt;style backgroundColor="#cdc056"&gt;leagueTableUEFAQ&lt;/style&gt;&lt;style backgroundColor="#cac070"&gt;leagueTableUI Cup&lt;/style&gt;&lt;style backgroundColor="#558531"&gt;leagueTableplayoff&lt;/style&gt;&lt;style backgroundColor="#558531"&gt;leagueTablepro&lt;/style&gt;&lt;style backgroundColor="#78bd45"&gt;leagueTablepro pl&lt;/style&gt;&lt;style backgroundColor="#ad542d"&gt;leagueTablerel&lt;/style&gt;&lt;style backgroundColor="#d36737"&gt;leagueTablerel pl&lt;/style&gt;&lt;style color="#DD3333"&gt;lineupsSub&lt;/style&gt;&lt;style paddingTop="5" verticalGap="9"&gt;liveOddsContainer&lt;/style&gt;&lt;style color="#cc0000"&gt;liveOddsDecreasing&lt;/style&gt;&lt;style color="#f4da01" fontWeight="bold"&gt;liveOddsDescription&lt;/style&gt;&lt;style horizontalAlign="center"&gt;liveOddsDescriptionBox&lt;/style&gt;&lt;style color="#00cc00"&gt;liveOddsIncreasing&lt;/style&gt;&lt;style textAlign="center"&gt;liveOddsOddsContent&lt;/style&gt;&lt;style horizontalAlign="center"&gt;liveOddsOddsMainBox&lt;/style&gt;&lt;style horizontalAlign="center" horizontalGap="10" verticalGap="-5"&gt;liveOddsOddsSubBox&lt;/style&gt;&lt;style horizontalAlign="center" verticalGap="-5"&gt;liveOddsOddstypeBox&lt;/style&gt;&lt;style horizontalGap="5"&gt;liveOddsOddstypesRow&lt;/style&gt;&lt;style borderSides="top" borderStyle="solid" borderThickness="1" paddingBottom="5" paddingLeft="5" paddingTop="5"&gt;liveTableLegend&lt;/style&gt;&lt;style borderColor="#555555" borderSides="bottom" borderStyle="solid" borderThickness="1"&gt;liveTableRow&lt;/style&gt;&lt;style backgroundColor="#FFFFFF"&gt;matchDetails&lt;/style&gt;&lt;style <text:soft-page-break/>horizontalAlign="left"&gt;matchDetailsAwayTeamColumn&lt;/style&gt;&lt;style horizontalAlign="left"&gt;matchDetailsAwayTeamHeader&lt;/style&gt;&lt;style paddingBottom="10" paddingLeft="40" paddingTop="10"&gt;matchDetailsButton&lt;/style&gt;&lt;style fontWeight="bold"&gt;matchDetailsHeaderText&lt;/style&gt;&lt;style horizontalAlign="right"&gt;matchDetailsHomeTeamColumn&lt;/style&gt;&lt;style horizontalAlign="right"&gt;matchDetailsHomeTeamHeader&lt;/style&gt;&lt;style horizontalAlign="left"&gt;matchDetailsLineupsPlayerAway&lt;/style&gt;&lt;style horizontalAlign="right"&gt;matchDetailsLineupsPlayerHome&lt;/style&gt;&lt;style color="#DD3333"&gt;matchDetailsLineupsPlayerSub&lt;/style&gt;&lt;style horizontalAlign="center"&gt;matchDetailsRowCenter&lt;/style&gt;&lt;style verticalAlign="middle"&gt;matchDetailsRowInner&lt;/style&gt;&lt;style horizontalAlign="right" paddingRight="10"&gt;matchDetailsRowLeft&lt;/style&gt;&lt;style borderColor="#E2E2E2" borderSides="bottom" borderStyle="solid" paddingLeft="5" paddingRight="5"&gt;matchDetailsRowLineup&lt;/style&gt;&lt;style paddingLeft="10" paddingRight="10"&gt;matchDetailsRowName&lt;/style&gt;&lt;style horizontalAlign="left" paddingLeft="10"&gt;matchDetailsRowRight&lt;/style&gt;&lt;style textAlign="left"&gt;matchDetailsScoreAway&lt;/style&gt;&lt;style textAlign="right"&gt;matchDetailsScoreHome&lt;/style&gt;&lt;style color="#000000"&gt;matchDetailsStatusLabel&lt;/style&gt;&lt;style horizontalGap="10"&gt;matchDetailsTeamHeader&lt;/style&gt;&lt;style paddingBottom="5" paddingRight="5" verticalGap="10"&gt;matchDetailsTopPanel&lt;/style&gt;&lt;style fontSize="15" fontWeight="bold"&gt;matchHeaderTeamName&lt;/style&gt;&lt;style paddingBottom="0"&gt;matchHeaderTeamNameSmall&lt;/style&gt;&lt;style fontSize="20"&gt;matchListNoMatches&lt;/style&gt;&lt;style backgroundColor="#C8D982"&gt;matchListRowActiveMatch&lt;/style&gt;&lt;style textAlign="left"&gt;matchListRowAwayTeamText&lt;/style&gt;&lt;style fontWeight="bold"&gt;matchListRowAwayTeamWon&lt;/style&gt;&lt;style horizontalAlign="right" paddingRight="5" verticalAlign="middle"&gt;matchListRowCardBox&lt;/style&gt;&lt;style fontWeight="bold"&gt;matchListRowCurrentScoreText&lt;/style&gt;&lt;style horizontalAlign="center"&gt;matchListRowDate&lt;/style&gt;&lt;style backgroundColor="#C0C0C0"&gt;matchListRowEnded&lt;/style&gt;&lt;style textAlign="left"&gt;matchListRowHomeTeamText&lt;/style&gt;&lt;style borderSides="right" borderStyle="solid" verticalAlign="middle"&gt;matchListRowInnerBox&lt;/style&gt;&lt;style horizontalAlign="center" horizontalGap="7" verticalAlign="middle"&gt;matchListRowLinks&lt;/style&gt;&lt;style horizontalAlign="center"&gt;matchListRowScoreBox&lt;/style&gt;&lt;style backgroundColor="#FFEDA4"&gt;matchListRowScoreChanged&lt;/style&gt;&lt;style horizontalAlign="center" textAlign="center"&gt;matchListRowStatusBox&lt;/style&gt;&lt;style color="#990000"&gt;matchListRowStatusLabelChanged&lt;/style&gt;&lt;style paddingLeft="5"&gt;matchListRowTeamsAwayBox&lt;/style&gt;&lt;style paddingLeft="5"&gt;matchListRowTeamsHomeBox&lt;/style&gt;&lt;style paddingTop="5"&gt;matchListSportContainer&lt;/style&gt;&lt;style fontSize="14" fontWeight="bold"&gt;matchListSportLabel&lt;/style&gt;&lt;style borderSides="bottom" borderStyle="solid" borderThickness="1" paddingLeft="5"&gt;matchSelectList&lt;/style&gt;&lt;style textAlign="right"&gt;matchSelectRowDate&lt;/style&gt;&lt;style borderColor="#000000" borderStyle="solid" color="#FFFFFF" dropShadowColor="#000000" dropShadowEnabled="true"&gt;matchStatisticsDefaultBox&lt;/style&gt;&lt;style cornerRadius="0" fontSize="11"&gt;matchStatisticsForm&lt;/style&gt;&lt;style fontWeight="normal"&gt;matchStatisticsUnderOver&lt;/style&gt;&lt;style horizontalGap="10"&gt;matchTVBoxGrid&lt;/style&gt;&lt;style horizontalAlign="center"&gt;menuSportsConatiner&lt;/style&gt;&lt;style fills="[0xFF0000,0xFFFFFF]"&gt;minutesPlayedDiagram&lt;/style&gt;&lt;style borderStyle="solid" <text:soft-page-break/>horizontalGap="5" paddingLeft="5" paddingRight="5" verticalAlign="middle"&gt;motorInnerBox&lt;/style&gt;&lt;style fontFamily="Arial" fontSize="12"&gt;mouseOverText&lt;/style&gt;&lt;style color="white" fontWeight="normal"&gt;mouseOverTextNameClip&lt;/style&gt;&lt;style color="black" fontWeight="bold"&gt;mouseOverTextNumClip&lt;/style&gt;&lt;style color="black" fontWeight="bold"&gt;noOddsMessage&lt;/style&gt;&lt;style fontSize="12"&gt;noOddsMessageInfo&lt;/style&gt;&lt;style fontSize="16"&gt;noOddsMessageLink&lt;/style&gt;&lt;style color="#990000"&gt;oddsGoDown&lt;/style&gt;&lt;style color="#009900"&gt;oddsGoUp&lt;/style&gt;&lt;style borderSides="bottom" borderStyle="solid" borderThickness="1" paddingLeft="5" paddingRight="6"&gt;oddsLine&lt;/style&gt;&lt;style horizontalGap="5"&gt;oddsLineOddsBox&lt;/style&gt;&lt;style color="red" textDecoration="underline"&gt;penaltyShootoutLink&lt;/style&gt;&lt;style borderColor="white"</text:p>
      <text:p text:style-name="Standard"><text:s/>borderSides="left right" borderStyle="solid"&gt;penaltyShootoutViewColumnMiddle&lt;/style&gt;&lt;style fontSize="12" fontWeight="bold"&gt;penaltyShootoutViewRow&lt;/style&gt;&lt;style borderColor="white" borderSides="bottom" borderStyle="solid"&gt;penaltyShootoutViewRowFirst&lt;/style&gt;&lt;style fontSize="18" fontWeight="bold"&gt;personalDetailsPageName&lt;/style&gt;&lt;style verticalGap="-1"&gt;personalDetailsPagePlayer&lt;/style&gt;&lt;style fontSize="12" fontWeight="bold" paddingBottom="0" paddingTop="10"&gt;personalDetailsPageStatHeader&lt;/style&gt;&lt;style color="yellow"&gt;phraseFunfactBox&lt;/style&gt;&lt;style verticalAlign="bottom"&gt;phraseHeader&lt;/style&gt;&lt;style borderSides="top" borderStyle="solid" borderThickness="1"&gt;phraseList&lt;/style&gt;&lt;style fontSize="12"&gt;phraseTeams&lt;/style&gt;&lt;style fontSize="18" textAlign="right"&gt;phraseTime&lt;/style&gt;&lt;style borderSides="bottom" borderStyle="solid" borderThickness="1" horizontalGap="0" paddingLeft="5"&gt;phraseView&lt;/style&gt;&lt;style color="white"&gt;playerVoteAverageLabel&lt;/style&gt;&lt;style backgroundColor="#000000"&gt;popup&lt;/style&gt;&lt;style bottom="0" color="#000000" fontSize="14" fontWeight="bold" textAlign="center"&gt;progressLoading&lt;/style&gt;&lt;style horizontalAlign="10"&gt;raceBox&lt;/style&gt;&lt;style fontSize="12" fontWeight="bold" paddingBottom="6"&gt;roundsHeader&lt;/style&gt;&lt;style paddingBottom="2" paddingTop="4"&gt;roundsRound&lt;/style&gt;&lt;style paddingLeft="5" paddingRight="5" verticalGap="-5"&gt;roundsView&lt;/style&gt;&lt;style verticalAlign="middle"&gt;row&lt;/style&gt;&lt;style paddingTop="15"&gt;rowContainerSport&lt;/style&gt;&lt;style paddingTop="0"&gt;rowContainerSportFirst&lt;/style&gt;&lt;style paddingTop="5"&gt;rowContainerTournament&lt;/style&gt;&lt;style paddingTop="0"&gt;rowContainerTournamentFirst&lt;/style&gt;&lt;style horizontalAlign="center" textAlign="center"&gt;rowDetailsHeader&lt;/style&gt;&lt;style backgroundColor="#FFFFE1"&gt;rowHighlight&lt;/style&gt;&lt;style color="#AAAAAA" paddingTop="10"&gt;rowLegal&lt;/style&gt;&lt;style backgroundColor="#FFFFFF" color="#909090"&gt;rowMatchEnded&lt;/style&gt;&lt;style backgroundColor="#EEF9C1"&gt;rowMatchLive&lt;/style&gt;&lt;style borderStyle="none"&gt;rowMatchStatisticsLast&lt;/style&gt;&lt;style horizontalGap="0"&gt;rowStageView&lt;/style&gt;&lt;style borderSides="bottom" borderStyle="solid" borderThickness="1" paddingBottom="5"&gt;smallMatchHeader&lt;/style&gt;&lt;style fontSize="14"&gt;stadiumLocation&lt;/style&gt;&lt;style fontSize="18" fontWeight="bold"&gt;stadiumName&lt;/style&gt;&lt;style borderColor="#888888" borderSides="left top right bottom" borderStyle="solid" borderThickness="1"&gt;statsBar&lt;/style&gt;&lt;style borderSides="bottom" borderStyle="solid" borderThickness="1" paddingBottom="2" paddingTop="2"&gt;statsRow&lt;/style&gt;&lt;style horizontalAlign="left" horizontalGap="10" paddingLeft="10"&gt;textualLineupAwayTeam&lt;/style&gt;&lt;style borderSides="top" borderStyle="solid"&gt;textualLineupBorderRuler&lt;/style&gt;&lt;style horizontalAlign="right" horizontalGap="10" paddingRight="10"&gt;textualLineupHomeTeam&lt;/style&gt;&lt;style paddingTop="10"&gt;textualLineupTeamsBox&lt;/style&gt;&lt;style borderThickness="0"&gt;ticker&lt;/style&gt;&lt;style color="#222222"&gt;tickerDropDown&lt;/style&gt;&lt;style horizontalAlign="right" verticalAlign="middle" <text:soft-page-break/>horizontalGap="10"&gt;tickerDropdownLists&lt;/style&gt;&lt;style backgroundColor="#FFFFFF" borderColor="#DDDDDD" borderSides="bottom" borderStyle="solid" color="#000000" verticalAlign="middle"&gt;tickerRow&lt;/style&gt;&lt;style textAlign="left"&gt;tickerRowAwayTeam&lt;/style&gt;&lt;style fontWeight="bold"&gt;tickerRowGoalScore&lt;/style&gt;&lt;style textAlign="right"&gt;tickerRowHomeTeam&lt;/style&gt;&lt;style borderColor="#DDDDDD" borderSides="left right" borderStyle="solid"&gt;tickerRowInnerBorders&lt;/style&gt;&lt;style backgroundColor="#000000"&gt;tickerRowInvisible&lt;/style&gt;&lt;style paddingRight="3"&gt;tickerRowNameText&lt;/style&gt;&lt;style fontWeight="bold"&gt;tickerRowPlayer&lt;/style&gt;&lt;style color="#009900"&gt;tickerRowPlayerIn&lt;/style&gt;&lt;style color="#990000" paddingLeft="20"&gt;tickerRowPlayerOut&lt;/style&gt;&lt;style verticalAlign="middle"&gt;tickerRowRightContainer&lt;/style&gt;&lt;style color="#990000" fontWeight="bold"&gt;tickerRowTeamEvent&lt;/style&gt;&lt;style horizontalAlign="right"&gt;tickerRowTimeNameBox&lt;/style&gt;&lt;style backgroundColor="#999999"&gt;tickerRowVisible&lt;/style&gt;&lt;style color="black" fontSize="11" fontWeight="bold" horizontalAlign="center" verticalAlign="middle" verticalGap="-7"&gt;toplistFieldPlayer&lt;/style&gt;&lt;style color="#999999" fontSize="14" fontWeight="bold"&gt;toplistHeader&lt;/style&gt;&lt;style fontWeight="bold"&gt;winner&lt;/style&gt;&lt;style textAlign="left"&gt;componentTeams&lt;/style&gt;&lt;style textAlign="left"&gt;componentTournamentName&lt;/style&gt;&lt;style backgroundColor="#CBCBCB" fontWeight="bold"&gt;componentTournamentOdds&lt;/style&gt;&lt;style backgroundColor="#CBCBCB" fontWeight="bold"&gt;componentTournamentStatus&lt;/style&gt;&lt;style paddingLeft="20"&gt;rowCategoryConfig&lt;/style&gt;&lt;style backgroundColor="#E7E7E7" color="#000000" fontWeight="bold"&gt;rowSport&lt;/style&gt;&lt;style paddingLeft="40"&gt;rowTournamentConfig&lt;/style&gt;&lt;style borderColor="#DDDDDD" borderSides="top bottom" borderStyle="solid"&gt;factTicker&lt;/style&gt;&lt;style backgroundColor="#BCBCBC" borderStyle="solid" color="#5B5B5B" cornerRadius="5" fontWeight="bold" horizontalAlign="right" horizontalGap="10" paddingBottom="5" paddingRight="5" paddingTop="5" verticalAlign="middle"&gt;livescoreResultsMenu&lt;/style&gt;&lt;style backgroundColor="#E7E7E7" borderColor="#CCCCCC" borderSides="left right bottom" color="#333333"&gt;matchListRowTournament&lt;/style&gt;&lt;style color="#5D5D5D"&gt;matchListTextBox&lt;/style&gt;&lt;style backgroundColor="#FFFFFF" borderSides="top" color="#095BA5" cornerRadius="0" fontWeight="normal" horizontalAlign="left" paddingLeft="5"&gt;menuLivescoreLink&lt;/style&gt;&lt;style borderColor="#B7BABC" borderSides="bottom" borderStyle="solid" color="#095BA5" paddingLeft="5" paddingRight="5"&gt;button&lt;/style&gt;&lt;style backgroundColor="#D9E8EB" fontWeight="bold"&gt;buttonClicked&lt;/style&gt;&lt;style borderSides="right" borderStyle="solid"&gt;componentInside&lt;/style&gt;&lt;style borderStyle="none"&gt;componentInsideRight&lt;/style&gt;&lt;style borderSides="right" borderStyle="solid"&gt;componentMatch&lt;/style&gt;&lt;style borderStyle="none"&gt;componentRight&lt;/style&gt;&lt;style borderSides="right" borderStyle="solid"&gt;componentSportSub&lt;/style&gt;&lt;style horizontalAlign="center"&gt;componentSportSubName&lt;/style&gt;&lt;style horizontalAlign="center"&gt;componentSportSubTeams&lt;/style&gt;&lt;style borderSides="right" borderStyle="solid"&gt;componentTournament&lt;/style&gt;&lt;style backgroundAlpha="1" borderColor="#888888" closeDuration="200" color="#767676" fillAlphas="[0.1,1,1,1]" fillColors="[#FFFFFF, #FFFFFF, #FFFFFF, #FFFFFF]" fontWeight="normal" highlightAlphas="[1,1]" openDuration="200" selectionColor="#DDDDDD" textRollOverColor="#000000" themeColor="#888888"&gt;dropDownList&lt;/style&gt;&lt;style color="#B50202"&gt;oddsDown&lt;/style&gt;&lt;style color="#66CC00"&gt;oddsUp&lt;/style&gt;&lt;style backgroundColor="#FFFFFF" borderColor="#CCCCCC" borderSides="left right bottom" borderStyle="solid" borderThickness="1" color="#000000"&gt;rowMatch&lt;/style&gt;&lt;style <text:soft-page-break/>backgroundColor="#E7E7E7" borderColor="#CCCCCC" borderStyle="solid" color="#000000" fontWeight="bold"&gt;rowTournament&lt;/style&gt;&lt;/cs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us Heid</meta:initial-creator>
    <meta:creation-date>2009-09-06T22:14:31.01</meta:creation-date>
    <dc:date>2009-09-06T22:57:51.24</dc:date>
    <dc:creator>Markus Heid</dc:creator>
    <meta:editing-duration>PT00H43M18S</meta:editing-duration>
    <meta:editing-cycles>8</meta:editing-cycles>
    <meta:generator>OpenOffice.org/3.0$Win32 OpenOffice.org_project/300m15$Build-9379</meta:generator>
    <meta:document-statistic meta:table-count="0" meta:image-count="0" meta:object-count="0" meta:page-count="6" meta:paragraph-count="8" meta:word-count="490" meta:character-count="17249"/>
    <meta:user-defined meta:name="Info 1"/>
    <meta:user-defined meta:name="Info 2"/>
    <meta:user-defined meta:name="Info 3"/>
    <meta:user-defined meta:name="Info 4"/>
  </office:meta>
</office:document-meta>
</file>